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end" style:justify-single-word="false"/>
      <style:text-properties officeooo:rsid="00113d31" officeooo:paragraph-rsid="00113d31"/>
    </style:style>
    <style:style style:name="P2" style:family="paragraph" style:parent-style-name="Standard">
      <style:paragraph-properties fo:line-height="200%" fo:text-align="start" style:justify-single-word="false"/>
      <style:text-properties officeooo:rsid="00113d31" officeooo:paragraph-rsid="00113d31"/>
    </style:style>
    <style:style style:name="P3" style:family="paragraph" style:parent-style-name="Standard" style:list-style-name="L1">
      <style:paragraph-properties fo:line-height="200%" fo:text-align="start" style:justify-single-word="false"/>
      <style:text-properties officeooo:rsid="00113d31" officeooo:paragraph-rsid="00113d31"/>
    </style:style>
    <style:style style:name="P4" style:family="paragraph" style:parent-style-name="Standard" style:list-style-name="L1">
      <style:paragraph-properties fo:line-height="200%" fo:text-align="start" style:justify-single-word="false"/>
      <style:text-properties officeooo:rsid="0011cb1d" officeooo:paragraph-rsid="0011cb1d"/>
    </style:style>
    <style:style style:name="P5" style:family="paragraph" style:parent-style-name="Standard" style:list-style-name="L2">
      <style:paragraph-properties fo:line-height="200%" fo:text-align="start" style:justify-single-word="false"/>
      <style:text-properties officeooo:rsid="00133903" officeooo:paragraph-rsid="00133903"/>
    </style:style>
    <style:style style:name="P6" style:family="paragraph" style:parent-style-name="Standard" style:list-style-name="L3">
      <style:paragraph-properties fo:line-height="200%" fo:text-align="start" style:justify-single-word="false"/>
      <style:text-properties officeooo:rsid="00133903" officeooo:paragraph-rsid="00133903"/>
    </style:style>
    <style:style style:name="P7" style:family="paragraph" style:parent-style-name="Standard" style:list-style-name="L4">
      <style:paragraph-properties fo:line-height="200%" fo:text-align="start" style:justify-single-word="false"/>
      <style:text-properties officeooo:rsid="00133903" officeooo:paragraph-rsid="00133903"/>
    </style:style>
    <style:style style:name="P8" style:family="paragraph" style:parent-style-name="Standard" style:list-style-name="L5">
      <style:paragraph-properties fo:line-height="200%" fo:text-align="start" style:justify-single-word="false"/>
      <style:text-properties officeooo:rsid="0014d66e" officeooo:paragraph-rsid="0014d66e"/>
    </style:style>
    <style:style style:name="P9" style:family="paragraph" style:parent-style-name="Standard">
      <style:paragraph-properties fo:line-height="200%" fo:text-align="start" style:justify-single-word="false"/>
      <style:text-properties officeooo:rsid="0014d66e" officeooo:paragraph-rsid="0014d66e"/>
    </style:style>
    <style:style style:name="P10" style:family="paragraph" style:parent-style-name="Standard" style:list-style-name="L6">
      <style:paragraph-properties fo:line-height="200%" fo:text-align="start" style:justify-single-word="false"/>
      <style:text-properties officeooo:rsid="0014d66e" officeooo:paragraph-rsid="0014d66e"/>
    </style:style>
    <style:style style:name="P11" style:family="paragraph" style:parent-style-name="Standard" style:list-style-name="L7">
      <style:paragraph-properties fo:line-height="200%" fo:text-align="start" style:justify-single-word="false"/>
      <style:text-properties officeooo:rsid="0014d66e" officeooo:paragraph-rsid="0014d66e"/>
    </style:style>
    <style:style style:name="P12" style:family="paragraph" style:parent-style-name="Standard" style:list-style-name="L1">
      <style:paragraph-properties fo:line-height="200%" fo:text-align="start" style:justify-single-word="false" fo:break-before="page"/>
      <style:text-properties officeooo:rsid="00113d31" officeooo:paragraph-rsid="00113d31"/>
    </style:style>
    <style:style style:name="P13" style:family="paragraph" style:parent-style-name="Standard" style:list-style-name="L1">
      <style:paragraph-properties fo:line-height="200%" fo:text-align="start" style:justify-single-word="false" fo:break-before="page"/>
      <style:text-properties officeooo:rsid="0011cb1d" officeooo:paragraph-rsid="0011cb1d"/>
    </style:style>
    <style:style style:name="T1" style:family="text">
      <style:text-properties officeooo:rsid="0011cb1d"/>
    </style:style>
    <style:style style:name="T2" style:family="text">
      <style:text-properties fo:font-weight="bold" style:font-weight-asian="bold" style:font-weight-complex="bold"/>
    </style:style>
    <style:style style:name="T3" style:family="text">
      <style:text-properties fo:font-weight="bold" officeooo:rsid="0011cb1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1cb1d" style:font-weight-asian="normal" style:font-weight-complex="normal"/>
    </style:style>
    <style:style style:name="T6" style:family="text">
      <style:text-properties style:text-position="super 58%" fo:font-weight="normal" style:font-weight-asian="normal" style:font-weight-complex="normal"/>
    </style:style>
    <style:style style:name="T7" style:family="text">
      <style:text-properties style:text-position="0% 100%" fo:font-weight="normal"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y Miller</text:p>
      <text:p text:style-name="P1">Lab 3</text:p>
      <text:p text:style-name="P1">Due 2/12/16</text:p>
      <text:p text:style-name="P2">PART I:</text:p>
      <text:p text:style-name="P9">Data Collection:</text:p>
      <text:list xml:id="list4150369909829665605" text:style-name="L5">
        <text:list-item>
          <text:p text:style-name="P8">Selection Sort and Insertion sort were ran 5 times using SortCompare.java with an input size of 10,000 doubles and 10 iterations of each algorithm. It was found that the mean ratio of performance comparison was Selection sort being 1.2402 times faster than Insertion sort with a standard deviation of .04511%.</text:p>
        </text:list-item>
        <text:list-item>
          <text:p text:style-name="P8">The same empirical test was ran again but this time with an input size of 100 doubles. It was found that the mean ratio of performance comparison was Selection sort was .694 times as fast as Insertion sort with a standard deviation of .25289%</text:p>
        </text:list-item>
      </text:list>
      <text:p text:style-name="P9">Experiment I: Selection vs. Insertion Sort by Datatype</text:p>
      <text:list xml:id="list8690663550507644108" text:style-name="L6">
        <text:list-item>
          <text:p text:style-name="P10">The code in SortCompare.java was updated such that it used type int opposed to doubles.</text:p>
        </text:list-item>
        <text:list-item>
          <text:p text:style-name="P10">It is expected that Selection sort will still run faster with integers instead of doubles.</text:p>
        </text:list-item>
        <text:list-item>
          <text:p text:style-name="P10">An empirical test was ran with an input size of 10,000 integers with 10 iterations, and it was found that Selection sort was 1.2376 times faster than Insertion sort with a standard deviation of .04353% which is similar to the results found when type double was used.</text:p>
        </text:list-item>
        <text:list-item>
          <text:p text:style-name="P10">After running the empirical test with an input size of 100 integers, it was found that Insertion was consistently slightly faster than Selection sort.</text:p>
        </text:list-item>
        <text:list-item>
          <text:p text:style-name="P10">The results were Selection sort was on average .9008 times the speed of Insertion sort with a standard deviation of .25502.</text:p>
        </text:list-item>
        <text:list-item>
          <text:p text:style-name="P10">The code in SortCompare.java was returned back to its original state, returning doubles.</text:p>
        </text:list-item>
      </text:list>
      <text:p text:style-name="P9">Experiment II: Selection vs Insertion Sort by Distribution</text:p>
      <text:list xml:id="list735191653973302388" text:style-name="L7">
        <text:list-item>
          <text:p text:style-name="P11">The code for SortCompare.java was updated so that a Gaussian distribution would be produced.</text:p>
        </text:list-item>
        <text:list-item>
          <text:p text:style-name="P11"><text:soft-page-break/>Using a Gaussian distribution with a mean of 10 and a standard deviation of 0.5 and using an input size of 10,000 doubles over 10 iterations, Selection sort was found to be on average 2.0715 times faster than Insertion sort with a standard deviation of .14080.</text:p>
        </text:list-item>
        <text:list-item>
          <text:p text:style-name="P11">The distribution was then changed such that a mean of 0.5 with a standard deviation of 10 would be produced.</text:p>
        </text:list-item>
        <text:list-item>
          <text:p text:style-name="P11">The effect of this still had Selection sort as the faster algorithm consistently, but by a much smaller margin. The ratio of performance was found to be that Selection sort ran 1.1724 times faster than Insertion sort with a standard deviation of .01312.</text:p>
        </text:list-item>
        <text:list-item>
          <text:p text:style-name="P11">The code in SortCompare.java was updated to produce an exponential distribution with an input parameter of 0.1. </text:p>
        </text:list-item>
        <text:list-item>
          <text:p text:style-name="P11">Using this distribution, Selection sort was found to be on average 1.1694 times faster than Insertion sort with a standard deviation of .01154. This result of similar to the uniform distribution, but it was slower by a small margin.</text:p>
        </text:list-item>
        <text:list-item>
          <text:p text:style-name="P11">The lambda value of the exponential distribution was changed from 0.1 to 1.5. This change had a very minimal effect next to the distribution set of 0.1 with Selection sort being on average 1.1882 times faster than Insertion sort with a standard deviation of .03297.</text:p>
        </text:list-item>
        <text:list-item>
          <text:p text:style-name="P11">The code for SortCompare.java was then returned back to its original state, using a normal distribution.</text:p>
        </text:list-item>
      </text:list>
      <text:p text:style-name="P9">Experiment III: Shell vs. Insertion Sort by Array Length.</text:p>
      <text:p text:style-name="P2"/>
      <text:p text:style-name="P2"><draw:frame draw:style-name="fr1" draw:name="Object1" text:anchor-type="paragraph" svg:width="5.5398in" svg:height="2.952in" draw:z-index="0"><draw:object xlink:href="./Object 1" xlink:type="simple" xlink:show="embed" xlink:actuate="onLoad"/><draw:image xlink:href="./ObjectReplacements/Object 1" xlink:type="simple" xlink:show="embed" xlink:actuate="onLoad"/></draw:frame><text:soft-page-break/></text:p>
      <text:p text:style-name="P2"><draw:frame draw:style-name="fr1" draw:name="Object2" text:anchor-type="paragraph" svg:width="5.9283in" svg:height="2.9417in" draw:z-index="1"><draw:object xlink:href="./Object 2" xlink:type="simple" xlink:show="embed" xlink:actuate="onLoad"/><draw:image xlink:href="./ObjectReplacements/Object 2" xlink:type="simple" xlink:show="embed" xlink:actuate="onLoad"/></draw:frame></text:p>
      <text:p text:style-name="P2"/>
      <text:p text:style-name="P2">PART II:</text:p>
      <text:list xml:id="list6341745755814463406" text:style-name="L1">
        <text:list-item>
          <text:p text:style-name="P3">A one-dimensional array of 1,000 integers would take up <text:span text:style-name="T2">24 + 4(1,000) = 4,024 bytes</text:span>, and a one-dimensional array of 1,000,000 integers would take up <text:span text:style-name="T2">24 + 4(1,000,000) = 4,000,024 bytes</text:span>. <text:span text:style-name="T1">If these arrays consisted of doubles rather than integers, the memory cost would be </text:span><text:span text:style-name="T3">8,024 and 8,000,024</text:span><text:span text:style-name="T1"> respectively. If these arrays were initialized as two-dimensional with M rows </text:span><text:soft-page-break/><text:span text:style-name="T1">and N columns, the memory overhead would be </text:span><text:span text:style-name="T3">24 + 8M + 24M + 4MN (for integers)</text:span><text:span text:style-name="T5">, therefore the arrays would require </text:span><text:span text:style-name="T3">6,524 and 4,003,224 bytes</text:span><text:span text:style-name="T5">.</text:span></text:p>
          <text:p text:style-name="P12"><text:span text:style-name="T5"/></text:p>
        </text:list-item>
        <text:list-item>
          <text:p text:style-name="P4"><text:span text:style-name="T4">Trace how:</text:span></text:p>
          <text:p text:style-name="P13"><text:span text:style-name="T4"/></text:p>
        </text:list-item>
        <text:list-item>
          <text:p text:style-name="P4"><text:span text:style-name="T4">Which sorting algorithm (Selection or Insertion) will run the fastest on an array where all keys are equal? Why?</text:span></text:p>
        </text:list-item>
      </text:list>
      <text:list xml:id="list374503619638328429" text:style-name="L3">
        <text:list-item>
          <text:list>
            <text:list-item>
              <text:p text:style-name="P6"><text:span text:style-name="T4">Insertion sort will be faster on an array were all keys are equal because it will only have to iterate through the length of the array and perform on O(n) time, whereas Selection sort will run in quadratic time regardless of the input structure.</text:span></text:p>
            </text:list-item>
          </text:list>
        </text:list-item>
      </text:list>
      <text:list xml:id="list172856284381066" text:continue-list="list6341745755814463406" text:style-name="L1">
        <text:list-item>
          <text:p text:style-name="P4"><text:span text:style-name="T4">Which sorting algorithm (Selection or Insertion) will run the fastest on an array that is in reverse order? Why?</text:span></text:p>
        </text:list-item>
      </text:list>
      <text:list xml:id="list380555985678973955" text:style-name="L4">
        <text:list-item>
          <text:list>
            <text:list-item>
              <text:p text:style-name="P7"><text:span text:style-name="T4">Both algorithms will have similar performance on an array in reverse order, because Insertion sort would have to make an exchange for every key and run on O(n</text:span><text:span text:style-name="T6">2</text:span><text:span text:style-name="T7">) time, and Selection sort runs in quadratic time regardless of the input structure.<text:tab/></text:span></text:p>
            </text:list-item>
          </text:list>
        </text:list-item>
      </text:list>
      <text:list xml:id="list172857078152752" text:continue-list="list172856284381066" text:style-name="L1">
        <text:list-item>
          <text:p text:style-name="P4"><text:span text:style-name="T4">What is the best case input for Shell Sort? Why?</text:span></text:p>
        </text:list-item>
      </text:list>
      <text:list xml:id="list2119606812526456485" text:style-name="L2">
        <text:list-item>
          <text:list>
            <text:list-item>
              <text:p text:style-name="P5"><text:span text:style-name="T4">When the input array is already sorted, because the number of comparisons that must be made is much lower.</text:span></text:p>
            </text:list-item>
          </text:list>
        </text:list-item>
      </text:list>
      <text:list xml:id="list172857004390626" text:continue-list="list172857078152752" text:style-name="L1">
        <text:list-item>
          <text:list>
            <text:list-header>
              <text:p text:style-name="P4"><text:span text:style-name="T4"/></text:p>
              <text:p text:style-name="P4"><text:span text:style-name="T4"/></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16:09:04.657516966</meta:creation-date>
    <meta:generator>LibreOffice/4.2.8.2$Linux_X86_64 LibreOffice_project/420m0$Build-2</meta:generator>
    <dc:date>2016-02-05T17:28:54.955041140</dc:date>
    <meta:editing-duration>P0D</meta:editing-duration>
    <meta:editing-cycles>1</meta:editing-cycles>
    <meta:document-statistic meta:table-count="0" meta:image-count="0" meta:object-count="2" meta:page-count="6" meta:paragraph-count="33" meta:word-count="769" meta:character-count="4439" meta:non-whitespace-character-count="37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07cm" svg:height="7.498cm" xlink:href="." xlink:type="simple" chart:class="chart:scatter" chart:style-name="ch1">
        <chart:title svg:x="4.465cm" svg:y="0.285cm" chart:style-name="ch2">
          <text:p>Shellsort vs Insertionsort</text:p>
        </chart:title>
        <chart:subtitle svg:x="4.147cm" svg:y="1.239cm" chart:style-name="ch3">
          <text:p>Runtime as Input Size Increases</text:p>
        </chart:subtitle>
        <chart:legend chart:legend-position="end" svg:x="10.133cm" svg:y="3.45cm" style:legend-expansion="high" chart:style-name="ch4"/>
        <chart:plot-area chart:style-name="ch5" chart:data-source-has-labels="both" svg:x="1.292cm" svg:y="2.097cm" svg:width="8.56cm" svg:height="4.271cm">
          <chartooo:coordinate-region svg:x="2.099cm" svg:y="2.297cm" svg:width="7.196cm" svg:height="3.424cm"/>
          <chart:axis chart:dimension="x" chart:name="primary-x" chart:style-name="ch6" chartooo:axis-type="auto">
            <chart:title svg:x="4.8cm" svg:y="6.517cm" chart:style-name="ch7">
              <text:p>Input Size</text:p>
            </chart:title>
            <chart:categories table:cell-range-address="local-table.$A$2:.$A$5"/>
          </chart:axis>
          <chart:axis chart:dimension="y" chart:name="primary-y" chart:style-name="ch6">
            <chart:title svg:x="0.451cm" svg:y="6.26cm" chart:style-name="ch8">
              <text:p>Ratio of Runtime Difference</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argin of Victory</text:p>
              </table:table-cell>
            </table:table-row>
          </table:table-header-rows>
          <table:table-rows>
            <table:table-row>
              <table:table-cell office:value-type="float" office:value="100">
                <text:p>100</text:p>
              </table:table-cell>
              <table:table-cell office:value-type="float" office:value="100">
                <text:p>100</text:p>
              </table:table-cell>
              <table:table-cell office:value-type="float" office:value="1.049">
                <text:p>1.049</text:p>
              </table:table-cell>
            </table:table-row>
            <table:table-row>
              <table:table-cell office:value-type="float" office:value="1000">
                <text:p>1000</text:p>
              </table:table-cell>
              <table:table-cell office:value-type="float" office:value="1000">
                <text:p>1000</text:p>
              </table:table-cell>
              <table:table-cell office:value-type="float" office:value="3.0264">
                <text:p>3.0264</text:p>
              </table:table-cell>
            </table:table-row>
            <table:table-row>
              <table:table-cell office:value-type="float" office:value="10000">
                <text:p>10000</text:p>
              </table:table-cell>
              <table:table-cell office:value-type="float" office:value="10000">
                <text:p>10000</text:p>
              </table:table-cell>
              <table:table-cell office:value-type="float" office:value="35.35">
                <text:p>35.35</text:p>
              </table:table-cell>
            </table:table-row>
            <table:table-row>
              <table:table-cell office:value-type="float" office:value="100000">
                <text:p>100000</text:p>
              </table:table-cell>
              <table:table-cell office:value-type="float" office:value="100000">
                <text:p>100000</text:p>
              </table:table-cell>
              <table:table-cell office:value-type="float" office:value="364.9106">
                <text:p>364.910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58cm" svg:height="7.471cm" xlink:href="." xlink:type="simple" chart:class="chart:scatter" chart:style-name="ch1">
        <chart:title svg:x="4.959cm" svg:y="0.285cm" chart:style-name="ch2">
          <text:p>Shellsort vs Insertionsort</text:p>
        </chart:title>
        <chart:subtitle svg:x="2.564cm" svg:y="1.239cm" chart:style-name="ch3">
          <text:p>Log-Log Comparison of Runtime as Input Size Increases</text:p>
        </chart:subtitle>
        <chart:legend chart:legend-position="end" svg:x="11.121cm" svg:y="3.436cm" style:legend-expansion="high" chart:style-name="ch4"/>
        <chart:plot-area chart:style-name="ch5" chart:data-source-has-labels="both" svg:x="1.312cm" svg:y="2.097cm" svg:width="9.508cm" svg:height="4.244cm">
          <chartooo:coordinate-region svg:x="2.119cm" svg:y="2.296cm" svg:width="8.144cm" svg:height="3.398cm"/>
          <chart:axis chart:dimension="x" chart:name="primary-x" chart:style-name="ch6" chartooo:axis-type="auto">
            <chart:title svg:x="4.501cm" svg:y="6.49cm" chart:style-name="ch7">
              <text:p>Input Size (log scale)</text:p>
            </chart:title>
            <chart:categories table:cell-range-address="local-table.$A$2:.$A$5"/>
          </chart:axis>
          <chart:axis chart:dimension="y" chart:name="primary-y" chart:style-name="ch6">
            <chart:title svg:x="0.451cm" svg:y="5.903cm" chart:style-name="ch8">
              <text:p>Runtime (log seconds)</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argin of Victory</text:p>
              </table:table-cell>
            </table:table-row>
          </table:table-header-rows>
          <table:table-rows>
            <table:table-row>
              <table:table-cell office:value-type="float" office:value="100">
                <text:p>100</text:p>
              </table:table-cell>
              <table:table-cell office:value-type="float" office:value="100">
                <text:p>100</text:p>
              </table:table-cell>
              <table:table-cell office:value-type="float" office:value="1.049">
                <text:p>1.049</text:p>
              </table:table-cell>
            </table:table-row>
            <table:table-row>
              <table:table-cell office:value-type="float" office:value="1000">
                <text:p>1000</text:p>
              </table:table-cell>
              <table:table-cell office:value-type="float" office:value="1000">
                <text:p>1000</text:p>
              </table:table-cell>
              <table:table-cell office:value-type="float" office:value="3.0264">
                <text:p>3.0264</text:p>
              </table:table-cell>
            </table:table-row>
            <table:table-row>
              <table:table-cell office:value-type="float" office:value="10000">
                <text:p>10000</text:p>
              </table:table-cell>
              <table:table-cell office:value-type="float" office:value="10000">
                <text:p>10000</text:p>
              </table:table-cell>
              <table:table-cell office:value-type="float" office:value="35.35">
                <text:p>35.35</text:p>
              </table:table-cell>
            </table:table-row>
            <table:table-row>
              <table:table-cell office:value-type="float" office:value="100000">
                <text:p>100000</text:p>
              </table:table-cell>
              <table:table-cell office:value-type="float" office:value="100000">
                <text:p>100000</text:p>
              </table:table-cell>
              <table:table-cell office:value-type="float" office:value="364.9106">
                <text:p>364.910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